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9446e4" officeooo:paragraph-rsid="000e443c"/>
    </style:style>
    <style:style style:name="P2" style:family="paragraph" style:parent-style-name="Standard">
      <style:text-properties officeooo:paragraph-rsid="000e443c"/>
    </style:style>
    <style:style style:name="P3" style:family="paragraph" style:parent-style-name="Standard">
      <style:text-properties style:font-name="Liberation Serif1" fo:font-size="12pt" fo:font-weight="normal" officeooo:rsid="001013fa" officeooo:paragraph-rsid="001013fa" style:font-size-asian="12pt" style:font-weight-asian="normal" style:font-size-complex="12pt" style:font-weight-complex="normal"/>
    </style:style>
    <style:style style:name="P4" style:family="paragraph" style:parent-style-name="Standard">
      <style:text-properties fo:text-transform="capitalize" fo:color="#231f20" loext:opacity="100%" style:text-line-through-style="none" style:text-line-through-type="none" style:font-name="Liberation Serif1" fo:font-size="12pt" fo:letter-spacing="0.0083in" fo:font-style="normal" fo:font-weight="normal" officeooo:rsid="007c8ec7" officeooo:paragraph-rsid="0013a661" style:font-size-asian="12pt" style:font-weight-asian="normal" style:font-size-complex="12pt" style:font-weight-complex="normal"/>
    </style:style>
    <style:style style:name="P5" style:family="paragraph" style:parent-style-name="Standard">
      <style:text-properties fo:text-transform="capitalize" fo:color="#231f20" loext:opacity="100%" style:text-line-through-style="none" style:text-line-through-type="none" style:font-name="Liberation Serif1" fo:font-size="12pt" fo:letter-spacing="0.0083in" fo:font-style="normal" fo:font-weight="normal" officeooo:rsid="00701ea4" officeooo:paragraph-rsid="0013a661" style:font-size-asian="12pt" style:font-weight-asian="normal" style:font-size-complex="12pt" style:font-weight-complex="normal"/>
    </style:style>
    <style:style style:name="P6" style:family="paragraph" style:parent-style-name="Standard">
      <style:text-properties fo:text-transform="capitalize" fo:color="#231f20" loext:opacity="100%" style:font-name="Liberation Serif1" fo:font-size="12pt" fo:letter-spacing="0.0083in" fo:font-style="normal" fo:font-weight="normal" officeooo:rsid="001430ab" officeooo:paragraph-rsid="000e443c" style:font-size-asian="12pt" style:font-weight-asian="normal" style:font-size-complex="12pt" style:font-weight-complex="normal"/>
    </style:style>
    <style:style style:name="P7" style:family="paragraph" style:parent-style-name="Standard">
      <style:text-properties fo:text-transform="capitalize" fo:color="#231f20" loext:opacity="100%" style:font-name="Liberation Serif1" fo:font-size="12pt" fo:letter-spacing="0.0083in" fo:font-style="normal" fo:font-weight="normal" officeooo:rsid="001013fa" officeooo:paragraph-rsid="001013fa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rsid="001538ad" officeooo:paragraph-rsid="002cbd51"/>
    </style:style>
    <style:style style:name="P9" style:family="paragraph" style:parent-style-name="Standard">
      <style:text-properties officeooo:rsid="002b4950" officeooo:paragraph-rsid="002b4950"/>
    </style:style>
    <style:style style:name="P10" style:family="paragraph" style:parent-style-name="Standard">
      <style:text-properties style:font-name="Liberation Serif1" fo:font-size="12pt" fo:font-weight="normal" officeooo:rsid="000fff7b" officeooo:paragraph-rsid="0030b7be" style:font-size-asian="12pt" style:font-weight-asian="normal" style:font-size-complex="12pt" style:font-weight-complex="normal"/>
    </style:style>
    <style:style style:name="P11" style:family="paragraph" style:parent-style-name="Standard">
      <style:text-properties fo:text-transform="capitalize" fo:color="#231f20" loext:opacity="100%" style:text-line-through-style="none" style:text-line-through-type="none" style:font-name="Liberation Serif1" fo:font-size="12pt" fo:letter-spacing="0.0083in" fo:font-style="normal" fo:font-weight="normal" officeooo:rsid="0070a908" officeooo:paragraph-rsid="0013a661" style:font-size-asian="12pt" style:font-weight-asian="normal" style:font-size-complex="12pt" style:font-weight-complex="normal"/>
    </style:style>
    <style:style style:name="P12" style:family="paragraph" style:parent-style-name="Standard">
      <style:text-properties fo:text-transform="capitalize" fo:color="#231f20" loext:opacity="100%" style:text-line-through-style="none" style:text-line-through-type="none" style:font-name="Liberation Serif1" fo:font-size="12pt" fo:letter-spacing="0.0083in" fo:font-style="normal" fo:font-weight="normal" officeooo:rsid="001013fa" officeooo:paragraph-rsid="0030b7be" style:font-size-asian="12pt" style:font-weight-asian="normal" style:font-size-complex="12pt" style:font-weight-complex="normal"/>
    </style:style>
    <style:style style:name="P13" style:family="paragraph" style:parent-style-name="Standard">
      <style:text-properties fo:text-transform="capitalize" fo:color="#231f20" loext:opacity="100%" style:text-line-through-style="none" style:text-line-through-type="none" style:font-name="Liberation Serif1" fo:font-size="12pt" fo:letter-spacing="0.0083in" fo:font-style="normal" fo:font-weight="normal" officeooo:rsid="0030b7be" officeooo:paragraph-rsid="0030b7be" style:font-size-asian="12pt" style:font-weight-asian="normal" style:font-size-complex="12pt" style:font-weight-complex="normal"/>
    </style:style>
    <style:style style:name="P14" style:family="paragraph" style:parent-style-name="Standard">
      <style:text-properties fo:text-transform="capitalize" fo:color="#231f20" loext:opacity="100%" style:text-line-through-style="none" style:text-line-through-type="none" style:font-name="Liberation Serif1" fo:font-size="12pt" fo:letter-spacing="0.0083in" fo:font-style="normal" style:text-underline-style="none" fo:font-weight="normal" officeooo:rsid="0016f5af" officeooo:paragraph-rsid="0013a661" style:font-size-asian="12pt" style:font-weight-asian="normal" style:font-size-complex="12pt" style:font-weight-complex="normal"/>
    </style:style>
    <style:style style:name="P15" style:family="paragraph" style:parent-style-name="Standard">
      <style:text-properties fo:text-transform="capitalize" fo:color="#231f20" loext:opacity="100%" style:text-line-through-style="none" style:text-line-through-type="none" style:font-name="Liberation Serif1" fo:font-size="12pt" fo:letter-spacing="0.0083in" fo:font-style="normal" style:text-underline-style="none" fo:font-weight="normal" officeooo:rsid="0033dda6" officeooo:paragraph-rsid="0033dda6" style:font-size-asian="12pt" style:font-weight-asian="normal" style:font-size-complex="12pt" style:font-weight-complex="normal"/>
    </style:style>
    <style:style style:name="P16" style:family="paragraph" style:parent-style-name="Standard">
      <style:text-properties fo:text-transform="capitalize" fo:color="#231f20" loext:opacity="100%" style:text-line-through-style="none" style:text-line-through-type="none" style:font-name="Liberation Serif1" fo:font-size="12pt" fo:letter-spacing="0.0083in" fo:font-style="normal" style:text-underline-style="none" fo:font-weight="normal" officeooo:rsid="0034bdef" officeooo:paragraph-rsid="0034bdef" style:font-size-asian="12pt" style:font-weight-asian="normal" style:font-size-complex="12pt" style:font-weight-complex="normal"/>
    </style:style>
    <style:style style:name="P17" style:family="paragraph" style:parent-style-name="Standard">
      <style:text-properties fo:text-transform="capitalize" fo:color="#231f20" loext:opacity="100%" style:text-line-through-style="none" style:text-line-through-type="none" style:font-name="Liberation Serif1" fo:font-size="12pt" fo:letter-spacing="0.0083in" fo:font-style="normal" style:text-underline-style="none" fo:font-weight="normal" officeooo:rsid="003dd1ed" officeooo:paragraph-rsid="003dd1ed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paragraph-rsid="001538ad"/>
    </style:style>
    <style:style style:name="T1" style:family="text">
      <style:text-properties officeooo:rsid="009e601c"/>
    </style:style>
    <style:style style:name="T2" style:family="text">
      <style:text-properties officeooo:rsid="00ab35e3"/>
    </style:style>
    <style:style style:name="T3" style:family="text">
      <style:text-properties officeooo:rsid="001430ab"/>
    </style:style>
    <style:style style:name="T4" style:family="text">
      <style:text-properties fo:text-transform="capitalize" fo:color="#231f20" loext:opacity="100%" fo:letter-spacing="0.0083in" fo:font-style="normal"/>
    </style:style>
    <style:style style:name="T5" style:family="text">
      <style:text-properties fo:text-transform="capitalize" fo:color="#231f20" loext:opacity="100%" fo:letter-spacing="0.0083in" fo:font-style="normal" officeooo:rsid="001430ab"/>
    </style:style>
    <style:style style:name="T6" style:family="text">
      <style:text-properties fo:text-transform="capitalize" fo:color="#231f20" loext:opacity="100%" fo:letter-spacing="0.0083in" fo:font-style="normal" officeooo:rsid="008feee4"/>
    </style:style>
    <style:style style:name="T7" style:family="text">
      <style:text-properties fo:text-transform="capitalize" fo:color="#231f20" loext:opacity="100%" fo:letter-spacing="0.0083in" fo:font-style="normal" officeooo:rsid="0047d6c8"/>
    </style:style>
    <style:style style:name="T8" style:family="text">
      <style:text-properties fo:text-transform="capitalize" fo:color="#231f20" loext:opacity="100%" fo:letter-spacing="0.0083in" fo:font-style="normal" officeooo:rsid="001393b5"/>
    </style:style>
    <style:style style:name="T9" style:family="text">
      <style:text-properties fo:text-transform="capitalize" fo:color="#231f20" loext:opacity="100%" fo:letter-spacing="0.0083in" fo:font-style="normal" officeooo:rsid="0014f051"/>
    </style:style>
    <style:style style:name="T10" style:family="text">
      <style:text-properties fo:text-transform="capitalize" fo:color="#231f20" loext:opacity="100%" style:text-line-through-style="none" style:text-line-through-type="none" fo:letter-spacing="0.0083in" fo:font-style="normal" officeooo:rsid="00845b77"/>
    </style:style>
    <style:style style:name="T11" style:family="text">
      <style:text-properties fo:text-transform="capitalize" fo:color="#231f20" loext:opacity="100%" style:text-line-through-style="none" style:text-line-through-type="none" fo:letter-spacing="0.0083in" fo:font-style="normal" officeooo:rsid="008732f7"/>
    </style:style>
    <style:style style:name="T12" style:family="text">
      <style:text-properties fo:text-transform="capitalize" fo:color="#231f20" loext:opacity="100%" style:text-line-through-style="none" style:text-line-through-type="none" fo:letter-spacing="0.0083in" fo:font-style="normal" officeooo:rsid="00abb9ac"/>
    </style:style>
    <style:style style:name="T13" style:family="text">
      <style:text-properties fo:text-transform="capitalize" fo:color="#231f20" loext:opacity="100%" style:text-line-through-style="none" style:text-line-through-type="none" fo:letter-spacing="0.0083in" fo:font-style="normal" style:text-underline-style="none"/>
    </style:style>
    <style:style style:name="T14" style:family="text">
      <style:text-properties fo:text-transform="capitalize" fo:color="#231f20" loext:opacity="100%" style:text-line-through-style="none" style:text-line-through-type="none" fo:letter-spacing="0.0083in" fo:font-style="normal" style:text-underline-style="none" officeooo:rsid="0014f051"/>
    </style:style>
    <style:style style:name="T15" style:family="text">
      <style:text-properties fo:text-transform="capitalize" fo:color="#231f20" loext:opacity="100%" style:text-line-through-style="none" style:text-line-through-type="none" fo:letter-spacing="0.0083in" fo:font-style="normal" officeooo:rsid="0014f051"/>
    </style:style>
    <style:style style:name="T16" style:family="text">
      <style:text-properties fo:text-transform="capitalize" fo:color="#231f20" loext:opacity="100%" style:text-line-through-style="none" style:text-line-through-type="none" fo:letter-spacing="0.0083in" fo:font-style="normal" officeooo:rsid="00184bda"/>
    </style:style>
    <style:style style:name="T17" style:family="text">
      <style:text-properties officeooo:rsid="00abb9ac"/>
    </style:style>
    <style:style style:name="T18" style:family="text">
      <style:text-properties officeooo:rsid="000e443c"/>
    </style:style>
    <style:style style:name="T19" style:family="text">
      <style:text-properties officeooo:rsid="0070a908"/>
    </style:style>
    <style:style style:name="T20" style:family="text">
      <style:text-properties officeooo:rsid="0013a661"/>
    </style:style>
    <style:style style:name="T21" style:family="text">
      <style:text-properties style:text-position="super 58%" officeooo:rsid="002b4950"/>
    </style:style>
    <style:style style:name="T22" style:family="text">
      <style:text-properties officeooo:rsid="009bbe2a"/>
    </style:style>
    <style:style style:name="T23" style:family="text">
      <style:text-properties officeooo:rsid="00b44028"/>
    </style:style>
    <style:style style:name="T24" style:family="text">
      <style:text-properties officeooo:rsid="00173651"/>
    </style:style>
    <style:style style:name="T25" style:family="text">
      <style:text-properties officeooo:rsid="001c428c"/>
    </style:style>
    <style:style style:name="T26" style:family="text">
      <style:text-properties officeooo:rsid="001f1d9a"/>
    </style:style>
    <style:style style:name="T27" style:family="text">
      <style:text-properties officeooo:rsid="00260ddd"/>
    </style:style>
    <style:style style:name="T28" style:family="text">
      <style:text-properties officeooo:rsid="002b4950"/>
    </style:style>
    <style:style style:name="T29" style:family="text">
      <style:text-properties officeooo:rsid="002e128a"/>
    </style:style>
    <style:style style:name="T30" style:family="text">
      <style:text-properties officeooo:rsid="002e6412"/>
    </style:style>
    <style:style style:name="T31" style:family="text">
      <style:text-properties officeooo:rsid="002e9b5f"/>
    </style:style>
    <style:style style:name="T32" style:family="text">
      <style:text-properties officeooo:rsid="0047d6c8"/>
    </style:style>
    <style:style style:name="T33" style:family="text">
      <style:text-properties officeooo:rsid="00845b77"/>
    </style:style>
    <style:style style:name="T34" style:family="text">
      <style:text-properties officeooo:rsid="00a6889d"/>
    </style:style>
    <style:style style:name="T35" style:family="text">
      <style:text-properties officeooo:rsid="0014f051"/>
    </style:style>
    <style:style style:name="T36" style:family="text">
      <style:text-properties officeooo:rsid="0031f956"/>
    </style:style>
    <style:style style:name="T37" style:family="text">
      <style:text-properties officeooo:rsid="00332783"/>
    </style:style>
    <style:style style:name="T38" style:family="text">
      <style:text-properties officeooo:rsid="003690cd"/>
    </style:style>
    <style:style style:name="T39" style:family="text">
      <style:text-properties officeooo:rsid="003d0c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8"><text:span text:style-name="T28">4</text:span><text:span text:style-name="T21">th</text:span><text:span text:style-name="T28"> </text:span><text:s/>Aug<text:span text:style-name="T28">u</text:span>st 2021 Shopping List</text:p>
      <text:p text:style-name="P9">--------------------------------------------------------------------------------------------</text:p>
      <text:p text:style-name="P2">1. Beef Premium Cube <text:s text:c="3"/><text:span text:style-name="T26">2.</text:span><text:span text:style-name="T36">5</text:span> KG <text:s text:c="18"/><text:span text:style-name="T2">[</text:span><text:span text:style-name="T26">1</text:span><text:span text:style-name="T39">487</text:span><text:span text:style-name="T37">.5</text:span> TAKA<text:span text:style-name="T2">]</text:span></text:p>
      <text:p text:style-name="P1"><text:span text:style-name="T1">2.</text:span> OX Liver &amp; Heart Mix (Kolija) <text:s text:c="4"/><text:span text:style-name="T26">1</text:span> kg <text:s text:c="5"/><text:span text:style-name="T2">[</text:span><text:span text:style-name="T26">6</text:span>00 Taka<text:span text:style-name="T2">]</text:span></text:p>
      <text:p text:style-name="P3"><text:span text:style-name="T10">7. </text:span><text:span text:style-name="T11">Dettol Handwash Re-Energize Refill, 170ml <text:s text:c="2"/></text:span><text:span text:style-name="T12">[1 ITEM]</text:span><text:span text:style-name="T11"> </text:span><text:span text:style-name="T15">[</text:span><text:span text:style-name="T11">59 taka</text:span><text:span text:style-name="T16">]</text:span></text:p>
      <text:p text:style-name="P6"/>
      <text:p text:style-name="P3"><text:span text:style-name="T5">R</text:span><text:span text:style-name="T4">eturn ITEMS</text:span></text:p>
      <text:p text:style-name="P7">……………………………………………………………………………</text:p>
      <text:p text:style-name="P4"><text:span text:style-name="T20">1. </text:span><text:span text:style-name="T3">Shefa`A Natural Honey 100g </text:span><text:span text:style-name="T17">1 ITEM</text:span><text:span text:style-name="T3"> <text:s/>125 tak</text:span><text:span text:style-name="T25">a</text:span></text:p>
      <text:p text:style-name="P5"><text:span text:style-name="T20">2. ACI Pure Mung Dal 2 Kg </text:span><text:s/><text:span text:style-name="T18">36</text:span><text:span text:style-name="T19">0 taka </text:span><text:span text:style-name="T27">Discount 45.71</text:span></text:p>
      <text:p text:style-name="P11"><text:span text:style-name="T20">3. ACI Salt 2 Kg</text:span> 64 taka <text:span text:style-name="T27">Discount 10.00 T</text:span><text:span text:style-name="T38">a</text:span><text:span text:style-name="T27">ka</text:span></text:p>
      <text:p text:style-name="P11"/>
      <text:p text:style-name="P13">Stock OUT</text:p>
      <text:p text:style-name="P13">………………………………………………………………………………..</text:p>
      <text:p text:style-name="P10"><text:span text:style-name="T5">5. </text:span><text:span text:style-name="T6">Teer Whole Wheat Atta <text:s/></text:span><text:span text:style-name="T9">4</text:span><text:span text:style-name="T6"> Kg <text:s text:c="12"/></text:span><text:span text:style-name="T9">[</text:span><text:span text:style-name="T8">18</text:span><text:span text:style-name="T4">0</text:span><text:span text:style-name="T7"> TAKA</text:span><text:span text:style-name="T9">]</text:span></text:p>
      <text:p text:style-name="P12"><text:span text:style-name="T32">6. </text:span><text:span text:style-name="T33">Sensodyne Tooth Brush Sensitive <text:s/></text:span><text:span text:style-name="T34">1</text:span><text:span text:style-name="T33"> pcs <text:s text:c="2"/></text:span><text:span text:style-name="T35">[</text:span><text:span text:style-name="T34">8</text:span><text:span text:style-name="T33">0 taka</text:span><text:span text:style-name="T35">]</text:span></text:p>
      <text:p text:style-name="P14"/>
      <text:p text:style-name="P15"/>
      <text:p text:style-name="P16">balance 1727</text:p>
      <text:p text:style-name="P16"/>
      <text:p text:style-name="P17">214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4T19:39:14.580000000</dc:date>
    <meta:editing-duration>PT8H46M51S</meta:editing-duration>
    <meta:editing-cycles>45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16" meta:word-count="92" meta:character-count="650" meta:non-whitespace-character-count="523"/>
  </office:meta>
</office:document-meta>
</file>